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vie number</text:p>
          </table:table-cell>
          <table:table-cell office:value-type="string" calcext:value-type="string">
            <text:p>genre </text:p>
          </table:table-cell>
          <table:table-cell office:value-type="string" calcext:value-type="string">
            <text:p>rating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6.7" calcext:value-type="float">
            <text:p>6.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6.4" calcext:value-type="float">
            <text:p>6.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6.5" calcext:value-type="float">
            <text:p>6.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6.5" calcext:value-type="float">
            <text:p>6.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float" office:value="5.9" calcext:value-type="float">
            <text:p>5.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4.4" calcext:value-type="float">
            <text:p>4.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float" office:value="5.6" calcext:value-type="float">
            <text:p>5.6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office:value-type="float" office:value="3.1" calcext:value-type="float">
            <text:p>3.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office:value-type="float" office:value="6.3" calcext:value-type="float">
            <text:p>6.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  <table:table-cell office:value-type="float" office:value="6.5" calcext:value-type="float">
            <text:p>6.5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  <table:table-cell office:value-type="float" office:value="7.4" calcext:value-type="float">
            <text:p>7.4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3.5" calcext:value-type="float">
            <text:p>3.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office:value-type="float" office:value="6.8" calcext:value-type="float">
            <text:p>6.8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office:value-type="float" office:value="6.8" calcext:value-type="float">
            <text:p>6.8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</text:p>
          </table:table-cell>
          <table:table-cell office:value-type="float" office:value="7.8" calcext:value-type="float">
            <text:p>7.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office:value-type="float" office:value="5.5" calcext:value-type="float">
            <text:p>5.5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float" office:value="3.9" calcext:value-type="float">
            <text:p>3.9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float" office:value="6.2" calcext:value-type="float">
            <text:p>6.2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float" office:value="7.8" calcext:value-type="float">
            <text:p>7.8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float" office:value="6.9" calcext:value-type="float">
            <text:p>6.9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</text:p>
          </table:table-cell>
          <table:table-cell office:value-type="float" office:value="5.1" calcext:value-type="float">
            <text:p>5.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</text:p>
          </table:table-cell>
          <table:table-cell office:value-type="float" office:value="7.1" calcext:value-type="float">
            <text:p>7.1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</text:p>
          </table:table-cell>
          <table:table-cell office:value-type="float" office:value="5.5" calcext:value-type="float">
            <text:p>5.5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</text:p>
          </table:table-cell>
          <table:table-cell office:value-type="float" office:value="3.9" calcext:value-type="float">
            <text:p>3.9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</text:p>
          </table:table-cell>
          <table:table-cell office:value-type="float" office:value="5.1" calcext:value-type="float">
            <text:p>5.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office:value-type="float" office:value="6.7" calcext:value-type="float">
            <text:p>6.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</text:p>
          </table:table-cell>
          <table:table-cell office:value-type="float" office:value="6.3" calcext:value-type="float">
            <text:p>6.3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</text:p>
          </table:table-cell>
          <table:table-cell office:value-type="float" office:value="6.1" calcext:value-type="float">
            <text:p>6.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  <table:table-cell office:value-type="float" office:value="6.5" calcext:value-type="float">
            <text:p>6.5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</text:p>
          </table:table-cell>
          <table:table-cell office:value-type="float" office:value="5.3" calcext:value-type="float">
            <text:p>5.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office:value-type="float" office:value="5.7" calcext:value-type="float">
            <text:p>5.7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</text:p>
          </table:table-cell>
          <table:table-cell office:value-type="float" office:value="7.2" calcext:value-type="float">
            <text:p>7.2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</text:p>
          </table:table-cell>
          <table:table-cell office:value-type="float" office:value="5.7" calcext:value-type="float">
            <text:p>5.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  <table:table-cell office:value-type="float" office:value="6.5" calcext:value-type="float">
            <text:p>6.5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</text:p>
          </table:table-cell>
          <table:table-cell office:value-type="float" office:value="5.4" calcext:value-type="float">
            <text:p>5.4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</text:p>
          </table:table-cell>
          <table:table-cell office:value-type="float" office:value="4.6" calcext:value-type="float">
            <text:p>4.6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</text:p>
          </table:table-cell>
          <table:table-cell office:value-type="float" office:value="5.5" calcext:value-type="float">
            <text:p>5.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13:21:23.6897195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6T11:50:06.278475215</meta:creation-date>
    <dc:date>2020-03-06T13:21:40.318283005</dc:date>
    <meta:editing-duration>PT7M41S</meta:editing-duration>
    <meta:editing-cycles>2</meta:editing-cycles>
    <meta:generator>LibreOffice/6.3.4.2$Linux_X86_64 LibreOffice_project/30$Build-2</meta:generator>
    <meta:document-statistic meta:table-count="1" meta:cell-count="123" meta:object-count="0"/>
  </office:meta>
</office:document-meta>
</file>